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7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draw:textarea-vertical-align="top" draw:auto-grow-height="true" fo:min-height="13.34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356cm" fo:text-align="start" fo:text-indent="0cm"/>
    </style:style>
    <style:style style:name="P6" style:family="paragraph">
      <style:paragraph-properties fo:margin-left="0cm" fo:margin-right="0cm" fo:margin-top="0cm" fo:margin-bottom="0.356cm" fo:text-align="start" fo:text-indent="0.508cm"/>
    </style:style>
    <style:style style:name="P7" style:family="paragraph">
      <style:paragraph-properties fo:margin-left="0cm" fo:margin-right="0cm" fo:margin-top="0cm" fo:margin-bottom="0.152cm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.152cm" fo:text-align="start" fo:text-indent="0cm"/>
      <style:text-properties style:font-name="Ubuntu"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style:text-properties style:font-name="Ubuntu" fo:font-size="32pt" style:font-size-asian="32pt" style:font-size-complex="32pt"/>
    </style:style>
    <style:style style:name="P11" style:family="paragraph">
      <style:paragraph-properties fo:margin-top="1.2cm" fo:margin-bottom="0.7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954cm" fo:margin-bottom="0.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802cm" fo:margin-bottom="0.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7cm" fo:margin-bottom="0.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style:font-name="Ubuntu" fo:font-size="28pt" style:font-size-asian="28pt" style:font-size-complex="28pt"/>
    </style:style>
    <style:style style:name="P17" style:family="paragraph">
      <style:text-properties style:font-name="Ubuntu" fo:font-size="36pt" style:font-size-asian="36pt" style:font-size-complex="36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  <style:text-properties style:font-name="Ubuntu" fo:font-size="26pt" style:font-size-asian="26pt" style:font-size-complex="26pt"/>
    </style:style>
    <style:style style:name="P20" style:family="paragraph">
      <style:paragraph-properties fo:margin-top="0.254cm" fo:margin-bottom="0cm"/>
    </style:style>
    <style:style style:name="P21" style:family="paragraph">
      <style:paragraph-properties fo:margin-top="0.051cm" fo:margin-bottom="0cm"/>
    </style:style>
    <style:style style:name="P22" style:family="paragraph">
      <style:paragraph-properties fo:margin-left="0cm" fo:margin-right="0cm" fo:text-indent="0cm"/>
      <style:text-properties style:font-name="Ubuntu" fo:font-size="26pt" style:font-size-asian="26pt" style:font-size-complex="26pt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font-size="18pt"/>
    </style:style>
    <style:style style:name="T3" style:family="text">
      <style:text-properties style:font-name="Ubuntu"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Ubuntu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Ubuntu" fo:font-size="36pt" style:font-size-asian="36pt" style:font-size-complex="36pt"/>
    </style:style>
    <style:style style:name="T10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6.592cm" svg:height="6.727cm" svg:x="0.762cm" svg:y="8.636cm">
          <draw:text-box>
            <text:p text:style-name="P1"><text:span text:style-name="T1">Forecasting Sales In Multi Tiered Distribution Channels</text:span></text:p>
            <text:p text:style-name="P1"><text:span text:style-name="T2"/></text:p>
            <text:p text:style-name="P2"><text:span text:style-name="T2">Dennis Graham</text:span></text:p>
            <text:p text:style-name="P2"><text:span text:style-name="T2"/></text:p>
            <text:p text:style-name="P2"><text:span text:style-name="T2">BS – Engr Physics <text:s text:c="2"/>MBA – Finance</text:span></text:p>
            <text:p text:style-name="P2"><text:span text:style-name="T2"/></text:p>
            <text:p text:style-name="P2"><text:span text:style-name="T2">Over 30 Years As C level executive or senior staf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layer="layout" svg:width="25.199cm" svg:height="3.506cm" svg:x="1.4cm" svg:y="0.837cm" presentation:class="title">
          <draw:text-box>
            <text:p><text:span text:style-name="T3">Forecasting Sales In Multi Level Distribution Channels</text:span> </text:p>
          </draw:text-box>
        </draw:frame>
        <draw:frame presentation:style-name="pr3" draw:text-style-name="P8" draw:layer="layout" svg:width="25.199cm" svg:height="13.343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Forecasting sales in distribution models difficult</text:span></text:p>
              </text:list-item>
              <text:list-item>
                <text:p text:style-name="P5"><text:span text:style-name="T4">Predicting high and low performers inaccurate</text:span></text:p>
              </text:list-item>
              <text:list-item>
                <text:p text:style-name="P5"><text:span text:style-name="T4">Time series analysis combined with current belief is state of the art</text:span></text:p>
                <text:list>
                  <text:list-header>
                    <text:p text:style-name="P6"><text:span text:style-name="T4"/></text:p>
                  </text:list-header>
                </text:list>
              </text:list-item>
            </text:list>
            <text:p text:style-name="P6"><text:span text:style-name="T5">The purpose is to apply machine learning techniques</text:span></text:p>
            <text:p text:style-name="P7"><text:span text:style-name="T5"><text:s/></text:span><text:span text:style-name="T5">to a traditional probl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><text:span text:style-name="T6">Analytical Flow</text:span></text:p>
          </draw:text-box>
        </draw:frame>
        <draw:frame presentation:style-name="pr5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7">Merge data from multiple sources and formats</text:span></text:p>
              </text:list-item>
              <text:list-item>
                <text:p text:style-name="P12"><text:span text:style-name="T7">Apply factorization to missing and sparse data</text:span></text:p>
              </text:list-item>
            </text:list>
            <text:list text:style-name="L3">
              <text:list-item>
                <text:p text:style-name="P13"><text:span text:style-name="T7">Apply Random Forests to mixed data types</text:span></text:p>
              </text:list-item>
              <text:list-item>
                <text:p text:style-name="P13"><text:span text:style-name="T7">Use switchpoint analysis to display and verify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5"><text:span text:style-name="T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 presentation:user-transformed="true">
          <draw:text-box>
            <text:p><text:span text:style-name="T9">Actionable Results Required</text:span><text:span text:style-name="T9"><text:line-break/></text:span><text:span text:style-name="T9">By Dealer By Quarter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6">Prediction of performance as above or below average</text:span></text:p>
              </text:list-item>
              <text:list-item>
                <text:p text:style-name="P11"><text:span text:style-name="T6">Identify key causal features</text:span></text:p>
              </text:list-item>
              <text:list-item>
                <text:p text:style-name="P11"><text:span text:style-name="T6">Sales forecast by dealer</text:span></text:p>
              </text:list-item>
            </text:list>
          </draw:text-box>
        </draw:frame>
        <draw:frame draw:style-name="gr3" draw:text-style-name="P18" draw:layer="layout" svg:width="0.254cm" svg:height="1.187cm" svg:x="4.572cm" svg:y="11.4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9">Summary Data</text:span></text:p>
          </draw:text-box>
        </draw:frame>
        <draw:frame presentation:style-name="pr5" draw:text-style-name="P19" draw:layer="layout" svg:width="25.199cm" svg:height="12.179cm" svg:x="1.4cm" svg:y="4.914cm" presentation:class="outline">
          <draw:text-box>
            <text:p text:style-name="P1"><text:span text:style-name="T3">Number of Dealers: <text:s/>4048</text:span></text:p>
            <text:p text:style-name="P1"><text:span text:style-name="T3">Dealers With Above Average Performance: <text:s/>729</text:span></text:p>
            <text:p text:style-name="P1"><text:span text:style-name="T3">Above Average Performance Sales Gain: <text:s text:c="2"/>+12%</text:span></text:p>
            <text:p text:style-name="P1"><text:span text:style-name="T3">Dealers With Below Average Performance: <text:s/>568</text:span></text:p>
            <text:p text:style-name="P1"><text:span text:style-name="T3">Below Average Performance Sales Loss: <text:s/>-11%</text:span></text:p>
            <text:p text:style-name="P1"><text:span text:style-name="T3">Most Common Causes: <text:s/>Technical support, commitment, </text:span><text:span text:style-name="T3"><text:tab/></text:span><text:span text:style-name="T3"><text:tab/></text:span><text:span text:style-name="T3">product capability, payment history </text:span></text:p>
            <text:p text:style-name="P1"><text:span text:style-name="T3">Consolidated Sales Chart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mmary 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arse Data</text:p>
                <text:list>
                  <text:list-item>
                    <text:p>Pylibfm recommender <text:s text:c="2"/>MSE .6 on 5</text:p>
                  </text:list-item>
                  <text:list-item>
                    <text:p>130K empty within 240K total data points</text:p>
                  </text:list-item>
                  <text:list-item>
                    <text:p>Previous technique achieved MSE of 1.1</text:p>
                  </text:list-item>
                </text:list>
              </text:list-item>
              <text:list-item>
                <text:p>Forecast Sales</text:p>
                <text:list>
                  <text:list-item>
                    <text:p>Random Forest <text:s/>FP = .0562 on Test Sample</text:p>
                  </text:list-item>
                  <text:list-item>
                    <text:p>Best previous technique FP = .212 on Test Sampl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9">Compact Results Presentation</text:span></text:p>
          </draw:text-box>
        </draw:frame>
        <draw:frame presentation:style-name="pr5" draw:text-style-name="P22" draw:layer="layout" svg:width="25.199cm" svg:height="12.179cm" svg:x="1.4cm" svg:y="4.914cm" presentation:class="outline" presentation:user-transformed="true">
          <draw:text-box>
            <text:p><text:span text:style-name="T3">Enter dealer number: <text:s/>_____________</text:span></text:p>
            <text:p><text:span text:style-name="T3">Dealer Identity:</text:span></text:p>
            <text:p text:style-name="P20"><text:span text:style-name="T3"><text:s text:c="10"/></text:span><text:span text:style-name="T10">(returned by program)</text:span></text:p>
            <text:p text:style-name="P21"><text:span text:style-name="T3">Forecast <text:s/></text:span></text:p>
            <text:p text:style-name="P21"><text:span text:style-name="T3"><text:s text:c="11"/></text:span><text:span text:style-name="T3">Performance: <text:s/></text:span><text:span text:style-name="T10">(returned by program)</text:span></text:p>
            <text:p text:style-name="P21"><text:span text:style-name="T3"><text:s text:c="12"/></text:span><text:span text:style-name="T3">Sales: <text:s/></text:span><text:span text:style-name="T10">(returned by program)</text:span></text:p>
            <text:p text:style-name="P21"><text:span text:style-name="T3">Causes: </text:span><text:span text:style-name="T10">(returned by program)</text:span></text:p>
            <text:p text:style-name="P21"><text:span text:style-name="T3">Sales Over Time Chart: <text:s/>y(n)</text:span></text:p>
            <text:p text:style-name="P21"><text:span text:style-name="T3">Estimated Switch Point: </text:span><text:span text:style-name="T10">(returned by program)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7" draw:layer="layout" svg:width="25.199cm" svg:height="3.506cm" svg:x="1.4cm" svg:y="0.837cm" presentation:class="title" presentation:user-transformed="true">
          <draw:text-box>
            <text:p><text:span text:style-name="T9">Next Steps</text:span></text:p>
          </draw:text-box>
        </draw:frame>
        <draw:frame presentation:style-name="pr5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Better visulization and interaction</text:span></text:p>
              </text:list-item>
              <text:list-item>
                <text:p><text:span text:style-name="T1">PCA on features</text:span></text:p>
              </text:list-item>
              <text:list-item>
                <text:p><text:span text:style-name="T1">Cluster causes</text:span></text:p>
              </text:list-item>
              <text:list-item>
                <text:p><text:span text:style-name="T1">Apply decision trees to categorical data</text:span></text:p>
              </text:list-item>
              <text:list-item>
                <text:p><text:span text:style-name="T1">Better method of consolidating multiple responses</text:span></text:p>
              </text:list-item>
              <text:list-item>
                <text:p><text:span text:style-name="T1">Pickling and multi processing</text:span></text:p>
              </text:list-item>
              <text:list-item>
                <text:p><text:span text:style-name="T1">Include margin in forecast</text:span></text:p>
              </text:list-item>
            </text:list>
          </draw:text-box>
        </draw:frame>
        <draw:frame draw:style-name="gr4" draw:text-style-name="P18" draw:layer="layout" svg:width="0.959cm" svg:height="0.962cm" svg:x="16.256cm" svg:y="6.858cm">
          <draw:text-box>
            <text:p>N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act Inform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10:13:50.895656740</meta:creation-date>
    <dc:date>2016-11-14T06:50:15.482063798</dc:date>
    <meta:editing-duration>PT32M4S</meta:editing-duration>
    <meta:editing-cycles>4</meta:editing-cycles>
    <meta:generator>LibreOffice/5.1.4.2$Linux_X86_64 LibreOffice_project/10m0$Build-2</meta:generator>
    <meta:document-statistic meta:object-count="58"/>
  </office:meta>
</office:document-meta>
</file>